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officeooo:paragraph-rsid="000a74d8"/>
    </style:style>
    <style:style style:name="P3" style:family="paragraph" style:parent-style-name="Text_20_body">
      <style:paragraph-properties fo:text-align="center" style:justify-single-word="false"/>
      <style:text-properties officeooo:paragraph-rsid="00196a58"/>
    </style:style>
    <style:style style:name="P4" style:family="paragraph" style:parent-style-name="Preformatted_20_Text">
      <style:paragraph-properties fo:text-align="center" style:justify-single-word="false"/>
      <style:text-properties fo:font-weight="bold" style:font-weight-asian="bold" style:font-weight-complex="bold"/>
    </style:style>
    <style:style style:name="P5" style:family="paragraph" style:parent-style-name="Preformatted_20_Text">
      <style:paragraph-properties fo:text-align="center" style:justify-single-word="false"/>
      <style:text-properties officeooo:rsid="000a74d8" officeooo:paragraph-rsid="000a74d8"/>
    </style:style>
    <style:style style:name="P6" style:family="paragraph" style:parent-style-name="Preformatted_20_Text">
      <style:paragraph-properties fo:text-align="center" style:justify-single-word="false"/>
      <style:text-properties fo:font-size="14pt" fo:font-weight="bold" officeooo:paragraph-rsid="000a74d8" style:font-size-asian="14pt" style:font-weight-asian="bold" style:font-size-complex="14pt" style:font-weight-complex="bold"/>
    </style:style>
    <style:style style:name="P7" style:family="paragraph" style:parent-style-name="Preformatted_20_Text">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Preformatted_20_Text">
      <style:paragraph-properties fo:text-align="center" style:justify-single-word="false"/>
      <style:text-properties fo:font-size="10pt" fo:font-weight="normal" officeooo:rsid="000a74d8" officeooo:paragraph-rsid="000a74d8" style:font-size-asian="10pt" style:font-weight-asian="normal" style:font-size-complex="10pt" style:font-weight-complex="normal"/>
    </style:style>
    <style:style style:name="P9" style:family="paragraph" style:parent-style-name="Preformatted_20_Text">
      <style:paragraph-properties fo:text-align="center" style:justify-single-word="false"/>
      <style:text-properties fo:font-size="10pt" style:text-underline-style="solid" style:text-underline-width="auto" style:text-underline-color="font-color" fo:font-weight="bold" officeooo:rsid="000a74d8" officeooo:paragraph-rsid="000a74d8" style:font-size-asian="10pt" style:font-weight-asian="bold" style:font-size-complex="10pt" style:font-weight-complex="bold"/>
    </style:style>
    <style:style style:name="P10" style:family="paragraph" style:parent-style-name="Preformatted_20_Text">
      <style:paragraph-properties fo:text-align="center" style:justify-single-word="false"/>
      <style:text-properties fo:font-size="10pt" style:text-underline-style="none" fo:font-weight="normal" officeooo:rsid="000a74d8" officeooo:paragraph-rsid="000a74d8" style:font-size-asian="10pt" style:font-weight-asian="normal" style:font-size-complex="10pt" style:font-weight-complex="normal"/>
    </style:style>
    <style:style style:name="P11" style:family="paragraph" style:parent-style-name="Preformatted_20_Text">
      <style:paragraph-properties fo:text-align="center" style:justify-single-word="false"/>
      <style:text-properties fo:font-size="10pt" style:text-underline-style="none" fo:font-weight="normal" officeooo:rsid="000de269" officeooo:paragraph-rsid="000de269" style:font-size-asian="8.75pt" style:font-weight-asian="normal" style:font-size-complex="10pt" style:font-weight-complex="normal"/>
    </style:style>
    <style:style style:name="P12" style:family="paragraph" style:parent-style-name="Preformatted_20_Text">
      <style:paragraph-properties fo:text-align="center" style:justify-single-word="false"/>
      <style:text-properties style:text-underline-style="solid" style:text-underline-width="auto" style:text-underline-color="font-color"/>
    </style:style>
    <style:style style:name="P13" style:family="paragraph" style:parent-style-name="Preformatted_20_Text">
      <style:paragraph-properties fo:text-align="center" style:justify-single-word="false"/>
      <style:text-properties style:text-underline-style="solid" style:text-underline-width="auto" style:text-underline-color="font-color" officeooo:rsid="000de269"/>
    </style:style>
    <style:style style:name="P14" style:family="paragraph" style:parent-style-name="Preformatted_20_Text">
      <style:paragraph-properties fo:text-align="center" style:justify-single-word="false"/>
      <style:text-properties style:text-underline-style="solid" style:text-underline-width="auto" style:text-underline-color="font-color" fo:font-weight="bold" officeooo:rsid="000a74d8" officeooo:paragraph-rsid="000a74d8" style:font-weight-asian="bold" style:font-weight-complex="bold"/>
    </style:style>
    <style:style style:name="P15" style:family="paragraph" style:parent-style-name="Preformatted_20_Text">
      <style:paragraph-properties fo:text-align="center" style:justify-single-word="false"/>
      <style:text-properties style:text-underline-style="solid" style:text-underline-width="auto" style:text-underline-color="font-color" fo:font-weight="bold" officeooo:rsid="000f7eef" officeooo:paragraph-rsid="000f7eef" style:font-weight-asian="bold" style:font-weight-complex="bold"/>
    </style:style>
    <style:style style:name="P16" style:family="paragraph" style:parent-style-name="Preformatted_20_Text">
      <style:paragraph-properties fo:text-align="center" style:justify-single-word="false"/>
      <style:text-properties officeooo:rsid="000ec682" officeooo:paragraph-rsid="000ec682"/>
    </style:style>
    <style:style style:name="P17" style:family="paragraph" style:parent-style-name="Preformatted_20_Text">
      <style:paragraph-properties fo:text-align="center" style:justify-single-word="false"/>
      <style:text-properties fo:font-size="13pt" fo:font-style="italic" style:text-underline-style="none" fo:font-weight="bold" officeooo:rsid="000e79ba" officeooo:paragraph-rsid="000e79ba" style:font-size-asian="13pt" style:font-style-asian="italic" style:font-weight-asian="bold" style:font-size-complex="13pt" style:font-style-complex="italic" style:font-weight-complex="bold"/>
    </style:style>
    <style:style style:name="P18" style:family="paragraph" style:parent-style-name="Preformatted_20_Text">
      <style:paragraph-properties fo:text-align="center" style:justify-single-word="false"/>
      <style:text-properties fo:font-size="15pt" style:text-underline-style="solid" style:text-underline-width="auto" style:text-underline-color="font-color" fo:font-weight="bold" officeooo:rsid="000de269" officeooo:paragraph-rsid="000de269" style:font-size-asian="15pt" style:font-weight-asian="bold" style:font-size-complex="15pt" style:font-weight-complex="bold"/>
    </style:style>
    <style:style style:name="P19" style:family="paragraph" style:parent-style-name="Preformatted_20_Text">
      <style:paragraph-properties fo:text-align="center" style:justify-single-word="false"/>
      <style:text-properties officeooo:rsid="000f7eef" officeooo:paragraph-rsid="000f7eef"/>
    </style:style>
    <style:style style:name="P20" style:family="paragraph" style:parent-style-name="Preformatted_20_Text">
      <style:paragraph-properties fo:text-align="center" style:justify-single-word="false"/>
      <style:text-properties fo:font-style="italic" style:text-underline-style="solid" style:text-underline-width="auto" style:text-underline-color="font-color" fo:font-weight="bold" officeooo:rsid="00115442" officeooo:paragraph-rsid="00115442" style:font-style-asian="italic" style:font-weight-asian="bold" style:font-style-complex="italic" style:font-weight-complex="bold"/>
    </style:style>
    <style:style style:name="P21" style:family="paragraph" style:parent-style-name="Preformatted_20_Text">
      <style:paragraph-properties fo:text-align="center" style:justify-single-word="false"/>
      <style:text-properties fo:font-style="italic" officeooo:rsid="001750db" officeooo:paragraph-rsid="001836e1" style:font-style-asian="italic" style:font-style-complex="italic"/>
    </style:style>
    <style:style style:name="P22" style:family="paragraph" style:parent-style-name="Preformatted_20_Text">
      <style:paragraph-properties fo:text-align="center" style:justify-single-word="false"/>
      <style:text-properties fo:font-style="normal" style:text-underline-style="none" fo:font-weight="normal" officeooo:rsid="00115442" officeooo:paragraph-rsid="00115442" style:font-style-asian="normal" style:font-weight-asian="normal" style:font-style-complex="normal" style:font-weight-complex="normal"/>
    </style:style>
    <style:style style:name="P23" style:family="paragraph" style:parent-style-name="Preformatted_20_Text">
      <style:paragraph-properties fo:text-align="center" style:justify-single-word="false"/>
      <style:text-properties fo:font-size="22pt" fo:font-style="italic" style:text-underline-style="solid" style:text-underline-width="auto" style:text-underline-color="font-color" fo:font-weight="bold" officeooo:rsid="00115442" officeooo:paragraph-rsid="00115442" style:font-size-asian="22pt" style:font-style-asian="italic" style:font-weight-asian="bold" style:font-size-complex="22pt" style:font-style-complex="italic" style:font-weight-complex="bold"/>
    </style:style>
    <style:style style:name="P24" style:family="paragraph" style:parent-style-name="Preformatted_20_Text">
      <style:paragraph-properties fo:text-align="center" style:justify-single-word="false"/>
      <style:text-properties officeooo:rsid="0011c51a" officeooo:paragraph-rsid="0011c51a"/>
    </style:style>
    <style:style style:name="P25" style:family="paragraph" style:parent-style-name="Preformatted_20_Text">
      <style:paragraph-properties fo:text-align="center" style:justify-single-word="false"/>
      <style:text-properties fo:font-size="16pt" style:text-underline-style="solid" style:text-underline-width="auto" style:text-underline-color="font-color" fo:font-weight="bold" officeooo:rsid="0011c51a" officeooo:paragraph-rsid="0011c51a" style:font-size-asian="16pt" style:font-weight-asian="bold" style:font-size-complex="16pt" style:font-weight-complex="bold"/>
    </style:style>
    <style:style style:name="P26" style:family="paragraph" style:parent-style-name="Preformatted_20_Text">
      <style:paragraph-properties fo:text-align="center" style:justify-single-word="false"/>
      <style:text-properties officeooo:rsid="001328b3" officeooo:paragraph-rsid="001328b3"/>
    </style:style>
    <style:style style:name="P27" style:family="paragraph" style:parent-style-name="Preformatted_20_Text">
      <style:paragraph-properties fo:text-align="center" style:justify-single-word="false"/>
      <style:text-properties officeooo:rsid="0013ed42" officeooo:paragraph-rsid="0013ed42"/>
    </style:style>
    <style:style style:name="P28" style:family="paragraph" style:parent-style-name="Preformatted_20_Text">
      <style:paragraph-properties fo:text-align="center" style:justify-single-word="false"/>
      <style:text-properties officeooo:rsid="0013ed42" officeooo:paragraph-rsid="00164148"/>
    </style:style>
    <style:style style:name="P29" style:family="paragraph" style:parent-style-name="Preformatted_20_Text">
      <style:paragraph-properties fo:text-align="center" style:justify-single-word="false"/>
      <style:text-properties officeooo:rsid="00164148" officeooo:paragraph-rsid="00164148"/>
    </style:style>
    <style:style style:name="P30" style:family="paragraph" style:parent-style-name="Preformatted_20_Text">
      <style:paragraph-properties fo:text-align="center" style:justify-single-word="false"/>
      <style:text-properties officeooo:rsid="001750db" officeooo:paragraph-rsid="001750db"/>
    </style:style>
    <style:style style:name="P31" style:family="paragraph" style:parent-style-name="Preformatted_20_Text">
      <style:paragraph-properties fo:text-align="center" style:justify-single-word="false"/>
      <style:text-properties officeooo:rsid="001750db" officeooo:paragraph-rsid="001766bb"/>
    </style:style>
    <style:style style:name="P32" style:family="paragraph" style:parent-style-name="Preformatted_20_Text">
      <style:paragraph-properties fo:text-align="center" style:justify-single-word="false"/>
      <style:text-properties officeooo:rsid="001750db" officeooo:paragraph-rsid="001836e1"/>
    </style:style>
    <style:style style:name="P33" style:family="paragraph" style:parent-style-name="Preformatted_20_Text">
      <style:paragraph-properties fo:text-align="center" style:justify-single-word="false"/>
      <style:text-properties officeooo:rsid="001836e1" officeooo:paragraph-rsid="001836e1"/>
    </style:style>
    <style:style style:name="P34" style:family="paragraph" style:parent-style-name="Preformatted_20_Text">
      <style:paragraph-properties fo:text-align="center" style:justify-single-word="false"/>
      <style:text-properties officeooo:rsid="001766bb" officeooo:paragraph-rsid="001766bb"/>
    </style:style>
    <style:style style:name="P35" style:family="paragraph" style:parent-style-name="Preformatted_20_Text">
      <style:paragraph-properties fo:text-align="center" style:justify-single-word="false"/>
      <style:text-properties fo:font-size="18pt" officeooo:rsid="001766bb" officeooo:paragraph-rsid="001766bb" style:font-size-asian="15.75pt" style:font-size-complex="18pt"/>
    </style:style>
    <style:style style:name="P36" style:family="paragraph" style:parent-style-name="Preformatted_20_Text">
      <style:paragraph-properties fo:text-align="center" style:justify-single-word="false"/>
      <style:text-properties fo:font-size="18pt" officeooo:rsid="001766bb" officeooo:paragraph-rsid="001836e1" style:font-size-asian="15.75pt" style:font-size-complex="18pt"/>
    </style:style>
    <style:style style:name="P37" style:family="paragraph" style:parent-style-name="Preformatted_20_Text">
      <style:paragraph-properties fo:text-align="center" style:justify-single-word="false"/>
      <style:text-properties fo:font-size="18pt" officeooo:rsid="001836e1" officeooo:paragraph-rsid="001836e1" style:font-size-asian="15.75pt" style:font-size-complex="18pt"/>
    </style:style>
    <style:style style:name="P38" style:family="paragraph" style:parent-style-name="Preformatted_20_Text">
      <style:paragraph-properties fo:text-align="center" style:justify-single-word="false"/>
      <style:text-properties fo:font-size="18pt" fo:font-style="italic" officeooo:rsid="001836e1" officeooo:paragraph-rsid="001836e1" style:font-size-asian="15.75pt" style:font-style-asian="italic" style:font-size-complex="18pt" style:font-style-complex="italic"/>
    </style:style>
    <style:style style:name="P39" style:family="paragraph" style:parent-style-name="Preformatted_20_Text">
      <style:paragraph-properties fo:text-align="center" style:justify-single-word="false"/>
      <style:text-properties fo:font-size="18pt" officeooo:rsid="001836e1" officeooo:paragraph-rsid="001836e1" style:font-size-asian="15.75pt" style:font-size-complex="18pt"/>
    </style:style>
    <style:style style:name="P40" style:family="paragraph" style:parent-style-name="Preformatted_20_Text">
      <style:paragraph-properties fo:text-align="center" style:justify-single-word="false"/>
      <style:text-properties officeooo:rsid="001836e1" officeooo:paragraph-rsid="001836e1"/>
    </style:style>
    <style:style style:name="P41" style:family="paragraph" style:parent-style-name="Preformatted_20_Text">
      <style:paragraph-properties fo:text-align="center" style:justify-single-word="false"/>
      <style:text-properties officeooo:rsid="001b52fd" officeooo:paragraph-rsid="001b52fd"/>
    </style:style>
    <style:style style:name="P42" style:family="paragraph" style:parent-style-name="Text_20_body" style:list-style-name="L1">
      <style:paragraph-properties fo:margin-top="0in" fo:margin-bottom="0in" style:contextual-spacing="false"/>
      <style:text-properties officeooo:paragraph-rsid="00196a58"/>
    </style:style>
    <style:style style:name="P43" style:family="paragraph" style:parent-style-name="Text_20_body" style:list-style-name="L1">
      <style:paragraph-properties fo:margin-top="0in" fo:margin-bottom="0in" style:contextual-spacing="false"/>
    </style:style>
    <style:style style:name="P44" style:family="paragraph" style:parent-style-name="Text_20_body" style:list-style-name="L1">
      <style:paragraph-properties fo:margin-left="0in" fo:margin-right="0in" fo:text-indent="0in" style:auto-text-indent="false"/>
    </style:style>
    <style:style style:name="T1" style:family="text">
      <style:text-properties officeooo:rsid="000f7eef"/>
    </style:style>
    <style:style style:name="T2" style:family="text">
      <style:text-properties fo:font-size="14pt" fo:font-weight="bold" style:font-size-asian="14pt" style:font-weight-asian="bold" style:font-size-complex="14pt" style:font-weight-complex="bold"/>
    </style:style>
    <style:style style:name="T3" style:family="text">
      <style:text-properties officeooo:rsid="001328b3"/>
    </style:style>
    <style:style style:name="T4" style:family="text">
      <style:text-properties officeooo:rsid="00152bad"/>
    </style:style>
    <style:style style:name="T5" style:family="text">
      <style:text-properties officeooo:rsid="00164148"/>
    </style:style>
    <style:style style:name="T6" style:family="text">
      <style:text-properties fo:font-size="18pt" style:font-size-asian="15.75pt" style:font-size-complex="18pt"/>
    </style:style>
    <style:style style:name="T7" style:family="text">
      <style:text-properties fo:font-size="18pt" officeooo:rsid="001766bb" style:font-size-asian="15.75pt" style:font-size-complex="18pt"/>
    </style:style>
    <style:style style:name="T8" style:family="text">
      <style:text-properties fo:font-size="18pt" officeooo:rsid="001836e1" style:font-size-asian="15.75pt" style:font-size-complex="18pt"/>
    </style:style>
    <style:style style:name="T9" style:family="text">
      <style:text-properties fo:font-size="18pt" fo:font-style="italic" style:font-size-asian="15.75pt" style:font-style-asian="italic" style:font-size-complex="18pt" style:font-style-complex="italic"/>
    </style:style>
    <style:style style:name="T10" style:family="text">
      <style:text-properties fo:font-size="18pt" fo:font-style="italic" officeooo:rsid="001836e1" style:font-size-asian="15.75pt" style:font-style-asian="italic" style:font-size-complex="18pt" style:font-style-complex="italic"/>
    </style:style>
    <style:style style:name="T11" style:family="text">
      <style:text-properties fo:font-style="italic"/>
    </style:style>
    <style:style style:name="T12" style:family="text">
      <style:text-properties officeooo:rsid="00196a58"/>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eface to Collected Poems from the Orchid Pavil-</text:p>
      <text:p text:style-name="P7">ion</text:p>
      <text:p text:style-name="P14">Review</text:p>
      <text:p text:style-name="P15">classic of poetry – book of odes</text:p>
      <text:p text:style-name="P5">The original chinese names for poems is Odes. </text:p>
      <text:p text:style-name="P5">There is generally a format to the poems, and we can generally guess what the theme of the song is based on the first two lines of the book of odes. They are a little bit like the sound track for a film. We can base the context of the situation on these two lines, a bit like the <text:s/></text:p>
      <text:p text:style-name="P6"/>
      <text:p text:style-name="P8">During this time, specifically during the Han dynasty, there were a collection of writers who would compose lengthy rhapsodies regarding the philosophies of the day. </text:p>
      <text:p text:style-name="P8">These writers would address the meaning of life. The writers would try to show off their command of the language. By the end of the Han dynasty, however, the language had evolved. </text:p>
      <text:p text:style-name="P8">Chinese language is the “Han” language. </text:p>
      <text:p text:style-name="P8">Long flowing robes are the Han robes. </text:p>
      <text:p text:style-name="P8"/>
      <text:p text:style-name="P8"/>
      <text:p text:style-name="P9">History of China</text:p>
      <text:p text:style-name="P10">Chaos (lol)</text:p>
      <text:p text:style-name="P10"/>
      <text:p text:style-name="P10">• 1600-1050 B.C.: Shang Dynasty - The earliest ruling dynasty of China to be established in recorded history, the Shang was headed by a tribal chief named Tan. The Shang era is marked by intellectual advances in astronomy and math.</text:p>
      <text:p text:style-name="P10"/>
      <text:p text:style-name="P8">Zhou dynasty (Book of Odes, feudal kingdo<text:span text:style-name="T1">m</text:span> that lasted 700 yeas) </text:p>
      <text:p text:style-name="P8">*</text:p>
      <text:p text:style-name="P8">Qin dynasty (Unified the writing system, lasted 16 years) – China name</text:p>
      <text:p text:style-name="P8">*Hard legal society</text:p>
      <text:p text:style-name="P8">Han Dynasty(Language became more evolved, lasted 400 years) </text:p>
      <text:p text:style-name="P8">*based on humanistic society, encouraged philosophy.</text:p>
      <text:p text:style-name="P8">The government to end all governments. </text:p>
      <text:p text:style-name="P8">When the Han dynasty fell it created a huge intellectual crisis. In a philosophical manner, it was the end of any harmony. <text:s/></text:p>
      <text:p text:style-name="P8"/>
      <text:p text:style-name="P8">Southern dynasties: strict division of classes, after the han dynasty it was based on your cultural abilities. First, how you express yourself, and second your writing skills. </text:p>
      <text:p text:style-name="P8">Post han, if you belonged to the elite class, you did not pay taxes and you were not required to </text:p>
      <text:p text:style-name="P6"/>
      <text:p text:style-name="P7">Cao Pi "A discourse on Literature" </text:p>
      <text:p text:style-name="P4"/>
      <text:p text:style-name="P2"/>
      <text:p text:style-name="P1">First essay devoted to the discussion of Literature.</text:p>
      <text:p text:style-name="P1">The time period is 187-126 AD. It discusses the idea of reputation and talent</text:p>
      <text:p text:style-name="P1">when obtaining literary abiltiies. </text:p>
      <text:p text:style-name="P1">We see our first idiom here, "A worn-out broom is worth more than a thousand pieces of gold, </text:p>
      <text:p text:style-name="P1">as ong as it belongs to me" </text:p>
      <text:p text:style-name="P1"/>
      <text:p text:style-name="P1">The great literary men of the day are Kong Rong, Chen Lin, Wang Can, </text:p>
      <text:p text:style-name="P1">Xu Gan, Ruan Yu, Ying chang, and Liu Zhen. </text:p>
      <text:p text:style-name="P1"/>
      <text:p text:style-name="P1">Not exactly sure what he means by a superior person measures himself </text:p>
      <text:p text:style-name="P1">to avoid the entanglements of envy. </text:p>
      <text:p text:style-name="P1"/>
      <text:p text:style-name="P1">The writer goes on to evaluate the writing abilities of all the </text:p>
      <text:p text:style-name="P1">most influential writers of the day. </text:p>
      <text:p text:style-name="P12"/>
      <text:p text:style-name="P13"><text:soft-page-break/></text:p>
      <text:p text:style-name="P13"/>
      <text:p text:style-name="P18">Lecture <text:span text:style-name="T5">Feb 8 13:30</text:span></text:p>
      <text:p text:style-name="P11">The purpose of Chinese literature is meant to enjoyed and not interpreted or over analyzed. The reason for reading this is so that we can see how the people thousands of years ago reacted to scenarios, it gives us an objective view of the world. </text:p>
      <text:p text:style-name="P11"/>
      <text:p text:style-name="P17">REACTION PAPERS DUE EVERY TUESDAY.</text:p>
      <text:p text:style-name="P16">We can choose any piece of literature and write 500-700 words on it. We can talk about an entire week or we can choose a specific poem to write about. As long as </text:p>
      <text:p text:style-name="P16">it’s something from our syllabus, we can write about it. </text:p>
      <text:p text:style-name="P16"/>
      <text:p text:style-name="P16"/>
      <text:p text:style-name="P23">Instructions:</text:p>
      <text:p text:style-name="P20"/>
      <text:p text:style-name="P22">What is a Reaction Paper</text:p>
      <text:p text:style-name="P22"><text:span text:style-name="T2">Purpose:</text:span> Reaction papers are intended to demonstrate your comprehension</text:p>
      <text:p text:style-name="P22">of the assigned readings. They will help you keep track of important</text:p>
      <text:p text:style-name="P22">ideas that you will need to review again in preparation for the final exam.</text:p>
      <text:p text:style-name="P22">Most importantly, they are intended to help you examine and analyze the</text:p>
      <text:p text:style-name="P22">assigned readings more closely, thereby gaining a better appreciation of</text:p>
      <text:p text:style-name="P22">the topic.</text:p>
      <text:p text:style-name="P22"><text:span text:style-name="T2">Format:</text:span> Papers must be double-spaced, 500–700 words (no more than 750</text:p>
      <text:p text:style-name="P22">words). They must have a title, your name, page numbering, and consis-</text:p>
      <text:p text:style-name="P22">tent use of footnotes/references. Proofreading for grammatical errors is</text:p>
      <text:p text:style-name="P22">expected and plays a role in the evaluation and grading. Make sure that</text:p>
      <text:p text:style-name="P22">your paper is in the form of an essay, with an introduction, body, and</text:p>
      <text:p text:style-name="P22">conclusion.</text:p>
      <text:p text:style-name="P22"><text:span text:style-name="T2">Content: </text:span>Your reaction paper should demonstrate comprehension of the as-</text:p>
      <text:p text:style-name="P22">signed readings, and contain a critical and thoughtful reaction to the cho-</text:p>
      <text:p text:style-name="P22">sen reading. Critical analysis should make up the majority of the reaction</text:p>
      <text:p text:style-name="P22">paper. There are a number of ways you might approach the task of react-</text:p>
      <text:p text:style-name="P22">ing to the readings.</text:p>
      <text:p text:style-name="P22">• Focus on an aspect of the reading that you will argue pertains to some</text:p>
      <text:p text:style-name="P22">issue or idea we have discussed in class. Does the reading support,</text:p>
      <text:p text:style-name="P22">undermine, or come into tension with previous issues or concepts?</text:p>
      <text:p text:style-name="P22">Explain why it is significant.</text:p>
      <text:p text:style-name="P22">• Focus on a particular theme or issue raised by the reading, and give</text:p>
      <text:p text:style-name="P22">your own perspective on it. Be sure to elaborate on your opinion.</text:p>
      <text:p text:style-name="P22">On what do you base your opinions? What are the strengths and the</text:p>
      <text:p text:style-name="P22">weaknesses of the reading, as you see it? Do you have any personal</text:p>
      <text:p text:style-name="P22">experience that is relevant to the reading?</text:p>
      <text:p text:style-name="P22"><text:span text:style-name="T2">What to Avoid:</text:span> A Reaction Paper is not a book report! You must give some</text:p>
      <text:p text:style-name="P22">brief summary of the reading in order to write a good paper, but only</text:p>
      <text:p text:style-name="P22">summarize what is necessary to write your reaction. Also, do not repeat</text:p>
      <text:p text:style-name="P22">class lecture or discussion content. This paper should be your original</text:p>
      <text:p text:style-name="P22">thought.</text:p>
      <text:p text:style-name="P22">It is also important to avoid vague impressions about the reading. Base</text:p>
      <text:p text:style-name="P22">everything you say on something specific in the reading, such as a quote,</text:p>
      <text:p text:style-name="P22">a concept, or an argument. Be specific, and make sure you make proper</text:p>
      <text:p text:style-name="P22">reference to these specific details.</text:p>
      <text:p text:style-name="P22"><text:span text:style-name="T2">Nota Bene:</text:span> You are strongly advised to make use of the resources our uni-</text:p>
      <text:p text:style-name="P22">versity provides. This includes the writing lab. Bring a finished draft of</text:p>
      <text:p text:style-name="P22">your paper to the writing lab at least one week before the due-date, and</text:p>
      <text:p text:style-name="P22">anticipate re-writing. Be sure to refer to a writing guide, such as Strung</text:p>
      <text:p text:style-name="P22">&amp; White’s The Elements of Style and the MLA Handbook.</text:p>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16"/>
      <text:p text:style-name="P16">The POETIC EXPOSITION OF ZHOUTANG:</text:p>
      <text:p text:style-name="P16">Jun-zi is the translation of the word gentleman in Chinese. It basically means nobleman. </text:p>
      <text:p text:style-name="P16">Listening to music, watching dance, you shouldn’t have it within your heart to do something fun when your parents die. These are ritualistic guides to help one grieve with their loved ones dying. There’s no rule for how to cope with certain things. What it means to become an adult. </text:p>
      <text:p text:style-name="P16">So the example here is if someone is a member of the aristocracy presumably fathers multiple children, is he still a Jun-zi? That is to say is he still a member of the aristocracy. So, after the qin dynasty, it became apparent that the ultimate proof of your aristocracy is the truth of your aristocratic ability to write poetry. Poetry is a natural reflection of the internal emotional state.</text:p>
      <text:p text:style-name="P16">In ancient china, there were ten day weeks. Members of society never washed their hair. </text:p>
      <text:p text:style-name="P19">What I want to write about is the meaning of aristocracy, which I will call “the prince and price” </text:p>
      <text:p text:style-name="P1"/>
      <text:p text:style-name="P25">Lecture Feb 13 13:47</text:p>
      <text:p text:style-name="P24">Tao Qian Tao Yuanming </text:p>
      <text:p text:style-name="P24">Family name Tao, Given name is Qian. In chinese, the first name symbolizes the family name, and the last name symbolizes the social name. Father died early, leaving the family poor. When you start studying, that’s when you are given a name in Ancient China. <text:span text:style-name="T3">Grandfather reached prefect. Born in chiasing province, his great grandfather was recorded to have been one of the members who helped establish the Qin dynasty. </text:span></text:p>
      <text:p text:style-name="P26">Confucious’s father died at a very young age and was raised by his mother. </text:p>
      <text:p text:style-name="P27">Early Years:</text:p>
      <text:p text:style-name="P27">Unorthodox home education </text:p>
      <text:p text:style-name="P27">He did read the confucian classics. </text:p>
      <text:p text:style-name="P27">He dabbled in daoist texts. </text:p>
      <text:p text:style-name="P27">Laozi, and Zhuangzi, &amp;c </text:p>
      <text:p text:style-name="P27">Active years:</text:p>
      <text:p text:style-name="P27">Entered official service, but resigned before too long. </text:p>
      <text:p text:style-name="P27">Spent 5-6 years in seclusion (“Drinking wine”, 5,7)</text:p>
      <text:p text:style-name="P27">At 36 (400), went back into service as a military aid to Huan Xuan, inspector of Jiangzhou and Jingzhou, but resigned next year to mourn his mothers death. </text:p>
      <text:p text:style-name="P28">Next year, became county magistrate. <text:span text:style-name="T4">Court magistrate is like a prefect but instead its for a small region, like Sacramento area. He was allotted 45 acres of land. This was before the time of land. The main commerce of trading for the day was based on grain or food. </text:span></text:p>
      <text:p text:style-name="P29">The concept of being paid in food for a large period of time is not ideal due to the fact that food goes bad. </text:p>
      <text:p text:style-name="P29">This man was faced with a dilemma, a censor arrived at his doorstep. The censor approached him and told him he needed to pay him a certain sum of money to continue his business. </text:p>
      <text:p text:style-name="P29">Retirement: </text:p>
      <text:p text:style-name="P29">First two years of his retirement </text:p>
      <text:p text:style-name="P29">(“On returning to My Garden and Field 1”)</text:p>
      <text:p text:style-name="P29">408, house was burnt down. </text:p>
      <text:p text:style-name="P29">Associations with spiritual leaders</text:p>
      <text:p text:style-name="P29">Meeting with monk Huiyan, and Lu Xiujing. </text:p>
      <text:p text:style-name="P29"><text:soft-page-break/>Lu Xiujing is the founder “Zen Buddhism” </text:p>
      <text:p text:style-name="P29">The temple displayed on the slides was the building he built. </text:p>
      <text:p text:style-name="P29">Huiyan founder of the pure land school of buddhism. He began studying Zhuangzi and Laozi at a young age. </text:p>
      <text:p text:style-name="P29">A meeting of Tao, Huiyan, and Lu. </text:p>
      <text:p text:style-name="P29">Huiyan had been in seclusion for over thirty years, never passed tiger river. </text:p>
      <text:p text:style-name="P29">If he did, the mountain cats would howl. With seeing them off Tao and Lu Xuijing. </text:p>
      <text:p text:style-name="P29">There is a painting of three friends who walk each other home. </text:p>
      <text:p text:style-name="P30">Tao Qian </text:p>
      <text:p text:style-name="P30">The Literary Critic </text:p>
      <text:p text:style-name="P30">Su Shi</text:p>
      <text:p text:style-name="P30">*Leader of Song dynasty </text:p>
      <text:p text:style-name="P30">(960-1279)</text:p>
      <text:p text:style-name="P30">Writer, poet, painter, calligrapher, pharmacologist,</text:p>
      <text:p text:style-name="P30">gastronome, and a statesmen. </text:p>
      <text:p text:style-name="P30">Fist literary critic to elevate Tao Yuanming to the highest level.</text:p>
      <text:p text:style-name="P30">Wrote complementary poems to Tao’s collected poems. </text:p>
      <text:p text:style-name="P30">Su Shi was like leonardo da vinci, shakespeare, dante and other great men combined. </text:p>
      <text:p text:style-name="P30">The mongols eventually killed all the intellectual elites. This man was recognized as the greatest poet of the time. </text:p>
      <text:p text:style-name="P31">He was a writer, poet, painter, calligrapher, gastronome, and statesmen. First literary critic to elevate Tao Yunming to the highest level. </text:p>
      <text:p text:style-name="P34">There was a grading system based on the type of poems the intellectuals would consume, initially, Tao yunming was considered a very low-tier style of poem writing. </text:p>
      <text:p text:style-name="P31"/>
      <text:p text:style-name="P34">Drinking wine analysis: </text:p>
      <text:p text:style-name="P34">I live quietly, with few amusements, </text:p>
      <text:p text:style-name="P31"/>
      <text:p text:style-name="P35">challenge</text:p>
      <text:p text:style-name="P31"><text:span text:style-name="T7"/></text:p>
      <text:p text:style-name="P35">explain by drinking wine – twenty poems – Number five </text:p>
      <text:p text:style-name="P35">Hints:</text:p>
      <text:p text:style-name="P36">Southern mountain is the area where the religious folks are. </text:p>
      <text:p text:style-name="P33"><text:span text:style-name="T7"/></text:p>
      <text:p text:style-name="P33"><text:span text:style-name="T7">A</text:span><text:span text:style-name="T6">nswer:</text:span></text:p>
      <text:p text:style-name="P33"><text:span text:style-name="T6"/></text:p>
      <text:p text:style-name="P33"><text:span text:style-name="T6"/></text:p>
      <text:p text:style-name="P37">Drinking Wine-</text:p>
      <text:p text:style-name="P37">I thatched my hut in the social realm, </text:p>
      <text:p text:style-name="P38">//He has chosen to exist in the social region, but he is acting a recluse.</text:p>
      <text:p text:style-name="P32"><text:span text:style-name="T8"/></text:p>
      <text:p text:style-name="P32"><text:span text:style-name="T8"/></text:p>
      <text:p text:style-name="P32"><text:span text:style-name="T8"/></text:p>
      <text:p text:style-name="P32"><text:soft-page-break/><text:span text:style-name="T8"/></text:p>
      <text:p text:style-name="P37">And yet there’s no clatter of carriage or horse, </text:p>
      <text:p text:style-name="P33"><text:span text:style-name="T6"/></text:p>
      <text:p text:style-name="P37">how can this be? </text:p>
      <text:p text:style-name="P32"><text:span text:style-name="T8"/></text:p>
      <text:p text:style-name="P33"><text:span text:style-name="T9">In china, it is socially unacceptable to drink alone. Yet he’s doing that.</text:span><text:span text:style-name="T6"> </text:span></text:p>
      <text:p text:style-name="P32"><text:span text:style-name="T8"/></text:p>
      <text:p text:style-name="P37">With a mind distant, the region grows remote. </text:p>
      <text:p text:style-name="P32"><text:span text:style-name="T8"/></text:p>
      <text:p text:style-name="P38">With a distant mind, your behavior creates a distant behavioral pattern for everyone around you. So, his distant mind dictates remote behavior for those around him creating space.</text:p>
      <text:p text:style-name="P32"><text:span text:style-name="T8"/></text:p>
      <text:p text:style-name="P32"><text:span text:style-name="T8"/></text:p>
      <text:p text:style-name="P37">Picking a chrysanthemum by the eastern hedge, </text:p>
      <text:p text:style-name="P32"><text:span text:style-name="T10"/></text:p>
      <text:p text:style-name="P38">He is picking chrysanthemum for his wine.</text:p>
      <text:p text:style-name="P32"><text:span text:style-name="T10"/></text:p>
      <text:p text:style-name="P38"><text:s/></text:p>
      <text:p text:style-name="P37">I happen to see the Southern Mountain. </text:p>
      <text:p text:style-name="P21"><text:span text:style-name="T8"/></text:p>
      <text:p text:style-name="P33"><text:span text:style-name="T9">This is the most most important line that exists within the poem, the happenstance of seeing the mountain and the joy that goes along with that.</text:span><text:span text:style-name="T6"> </text:span></text:p>
      <text:p text:style-name="P32"><text:span text:style-name="T8"/></text:p>
      <text:p text:style-name="P32"><text:span text:style-name="T8"/></text:p>
      <text:p text:style-name="P37">Mountain air at dusk is so nice, and flying birds return home together.</text:p>
      <text:p text:style-name="P32"><text:soft-page-break/><text:span text:style-name="T8"/></text:p>
      <text:p text:style-name="P37">The birds are a common theme for </text:p>
      <text:p text:style-name="P32"><text:span text:style-name="T8"/></text:p>
      <text:p text:style-name="P32"><text:span text:style-name="T8"/></text:p>
      <text:p text:style-name="P37">In this there is principle truth; </text:p>
      <text:p text:style-name="P32"><text:span text:style-name="T8">Wanting to express it, I already forget the words. </text:span><text:s/></text:p>
      <text:p text:style-name="P32"/>
      <text:p text:style-name="P32"/>
      <text:p text:style-name="P33">The core efforts of the Buddhist enlightenment:</text:p>
      <text:p text:style-name="P33"/>
      <text:p text:style-name="P33">Release of Personal Belongings</text:p>
      <text:p text:style-name="P33">Release of Personal Comfort: (Great Study)</text:p>
      <text:p text:style-name="P33">Release Image: hair identity </text:p>
      <text:p text:style-name="P33"/>
      <text:p text:style-name="P33"/>
      <text:p text:style-name="P3"><text:span text:style-name="T12">1. </text:span>The first precept consists of a prohibition of killing, both humans and all animals. Scholars have interpreted Buddhist texts about the precepts as an opposition to and prohibition of capital punishment,<text:bookmark text:name="cite_ref-FOOTNOTEAlaridWang2001236–37_9-0"/><text:a xlink:type="simple" xlink:href="https://en.wikipedia.org/wiki/Five_precepts#cite_note-FOOTNOTEAlaridWang2001236–37-9" text:style-name="Internet_20_link" text:visited-style-name="Visited_20_Internet_20_Link">[8]</text:a> suicide, abortion<text:bookmark text:name="cite_ref-FOOTNOTEKeown2016a213_10-0"/><text:a xlink:type="simple" xlink:href="https://en.wikipedia.org/wiki/Five_precepts#cite_note-FOOTNOTEKeown2016a213-10" text:style-name="Internet_20_link" text:visited-style-name="Visited_20_Internet_20_Link">[9]</text:a><text:bookmark text:name="cite_ref-FOOTNOTEPerrett2000110_11-0"/><text:a xlink:type="simple" xlink:href="https://en.wikipedia.org/wiki/Five_precepts#cite_note-FOOTNOTEPerrett2000110-11" text:style-name="Internet_20_link" text:visited-style-name="Visited_20_Internet_20_Link">[10]</text:a> and euthanasia.<text:bookmark text:name="cite_ref-FOOTNOTEKeown2016b170_12-0"/><text:a xlink:type="simple" xlink:href="https://en.wikipedia.org/wiki/Five_precepts#cite_note-FOOTNOTEKeown2016b170-12" text:style-name="Internet_20_link" text:visited-style-name="Visited_20_Internet_20_Link">[11]</text:a> In practice, however, many Buddhist countries still use the death penalty. With regard to abortion, Buddhist countries take the middle ground, by condemning though not prohibiting it fully. The Buddhist attitude to violence is generally interpreted as opposing all warfare, but some scholars have raised exceptions found in later texts.</text:p>
      <text:p text:style-name="P3"><text:span text:style-name="T12">2. </text:span>The second precept prohibits theft and related activities such as fraud and forgery. </text:p>
      <text:list text:style-name="L1">
        <text:list-header>
          <text:p text:style-name="P42"><text:span text:style-name="T12">3. </text:span>The third precept refers to sexual misconduct, and has been defined by modern teachers with terms such as <text:span text:style-name="T11">sexual responsibility</text:span> and <text:span text:style-name="T11">long-term commitment.</text:span> </text:p>
          <text:p text:style-name="P43"><text:span text:style-name="T12">4. </text:span>The fourth precept involves falsehood spoken or committed to by action, as well as malicious speech, harsh speech and gossip. </text:p>
          <text:p text:style-name="P44"><text:span text:style-name="T12">5. </text:span>The fifth precept prohibits intoxication through alcohol, drugs, or other means.<text:bookmark text:name="cite_ref-FOOTNOTEGwynne2017The_Buddhist_Pancasila_13-0"/><text:a xlink:type="simple" xlink:href="https://en.wikipedia.org/wiki/Five_precepts#cite_note-FOOTNOTEGwynne2017The_Buddhist_Pancasila-13" text:style-name="Internet_20_link" text:visited-style-name="Visited_20_Internet_20_Link">[12]</text:a><text:bookmark text:name="cite_ref-FOOTNOTEWijayaratna1990166–67_14-0"/><text:a xlink:type="simple" xlink:href="https://en.wikipedia.org/wiki/Five_precepts#cite_note-FOOTNOTEWijayaratna1990166–67-14" text:style-name="Internet_20_link" text:visited-style-name="Visited_20_Internet_20_Link">[13]</text:a> Early Buddhist Texts nearly always condemn alcohol, and so do Chinese Buddhist post-canonical texts. Smoking is sometimes also included here.</text:p>
        </text:list-header>
      </text:list>
      <text:p text:style-name="P41">2/27/2024</text:p>
      <text:p text:style-name="P33"/>
      <text:p text:style-name="P41">A common buddhist practice is to do what’s called “envisioning the dead”, where you imagine the most beautiful woman you can imagine, then imagine this person as they begin to lose it’s allure. </text:p>
      <text:p text:style-name="P41">Buddhists don’t believe in the self, they have a very limited self identity.</text:p>
      <text:p text:style-name="P41"/>
      <text:p text:style-name="P41">Manadarin nowadays has short dissident syllables. In ancient china, there were four tones that existed called ping, shang, qu, ad ru. </text:p>
      <text:p text:style-name="P41">According to the eight different types of types of poetry flaws, there is no good poetry, but there is rules for bad poetry.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27T14:20:23.290961598</dc:date>
    <meta:editing-duration>P2DT3H45M42S</meta:editing-duration>
    <meta:editing-cycles>16</meta:editing-cycles>
    <meta:generator>LibreOffice/7.6.4.1$Linux_X86_64 LibreOffice_project/60$Build-1</meta:generator>
    <meta:document-statistic meta:table-count="0" meta:image-count="0" meta:object-count="0" meta:page-count="6" meta:paragraph-count="168" meta:word-count="2125" meta:character-count="12412" meta:non-whitespace-character-count="10363"/>
  </office:meta>
</office:document-meta>
</file>